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o stretchy="false">π</mo>
        </mrow>
      </mstyle>
      <mrow>
        <mi/>
        <mo stretchy="false">≡</mo>
        <mi/>
      </mrow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</mrow>
        <mo stretchy="false">)</mo>
      </mrow>
      <mi/>
      <mover>
        <mo stretchy="false">→</mo>
        <mi>S</mi>
      </mover>
      <mi/>
      <mover accent="true">
        <mstyle mathvariant="bold">
          <mrow>
            <mo stretchy="false">π</mo>
          </mrow>
        </mstyle>
        <mo stretchy="false">̄</mo>
      </mover>
      <mrow>
        <mi/>
        <mo stretchy="false">≡</mo>
        <mi/>
      </mrow>
      <mrow>
        <mo stretchy="false">(</mo>
        <mrow>
          <mstyle mathvariant="bold">
            <mrow>
              <mo stretchy="false">β</mo>
            </mrow>
          </mstyle>
          <mi>,</mi>
          <mstyle mathvariant="bold">
            <mrow>
              <mo stretchy="false">α</mo>
            </mrow>
          </mstyle>
        </mrow>
        <mo stretchy="false">)</mo>
      </mrow>
      <mrow>
        <mi/>
        <mo stretchy="false">=</mo>
        <mi/>
      </mrow>
      <mtext>const</mtext>
    </mrow>
    <annotation encoding="StarMath 5.0">bold %ipi ` equiv ` (bold q , bold p) ~ rightarrow csup S ~ bar bold %ipi ` equiv ` (bold %ibeta , bold %ialpha ) `=`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14:00:51.425000000</meta:creation-date>
    <meta:generator>LibreOffice/4.1.4.2$Windows_x86 LibreOffice_project/0a0440ccc0227ad9829de5f46be37cfb6edcf72</meta:generator>
  </office:meta>
</office:document-meta>
</file>